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ad31" officeooo:paragraph-rsid="001dad31" style:font-size-asian="12.25pt" style:font-size-complex="14pt"/>
    </style:style>
    <style:style style:name="P2" style:family="paragraph" style:parent-style-name="Standard">
      <style:text-properties officeooo:paragraph-rsid="001dad31"/>
    </style:style>
    <style:style style:name="P3" style:family="paragraph" style:parent-style-name="Standard">
      <style:text-properties officeooo:paragraph-rsid="001df2fc"/>
    </style:style>
    <style:style style:name="T1" style:family="text">
      <style:text-properties officeooo:rsid="001dad31"/>
    </style:style>
    <style:style style:name="T2" style:family="text">
      <style:text-properties fo:font-size="14pt" officeooo:rsid="001dad31" style:font-size-asian="12.25pt" style:font-size-complex="14pt"/>
    </style:style>
    <style:style style:name="T3" style:family="text">
      <style:text-properties officeooo:rsid="001df2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<text:span text:style-name="T2">pet managemet service </text:span></text:p>
      <text:p text:style-name="P1"><text:tab/>--&gt;type of pet</text:p>
      <text:p text:style-name="P1"/>
      <text:p text:style-name="P1"><text:tab/>--&gt;pet care service</text:p>
      <text:p text:style-name="P1"><text:tab/><text:tab/>-dog walking</text:p>
      <text:p text:style-name="P1"><text:tab/><text:tab/>-pet sitting</text:p>
      <text:p text:style-name="P1"><text:tab/><text:tab/>-grooming</text:p>
      <text:p text:style-name="P1"><text:tab/><text:tab/>-training</text:p>
      <text:p text:style-name="P1"/>
      <text:p text:style-name="P1"><text:tab/>--&gt; pet care product</text:p>
      <text:p text:style-name="P2"><text:span text:style-name="T2"><text:tab/><text:tab/></text:span> <text:s text:c="4"/>-food</text:p>
      <text:p text:style-name="P2"><text:tab/> <text:s text:c="22"/>(dry food, wet food)</text:p>
      <text:p text:style-name="P2"><text:tab/> <text:s text:c="15"/>-cloths</text:p>
      <text:p text:style-name="P2"><text:tab/><text:tab/> <text:s text:c="10"/>(jeckat,shirt,t-shirt)</text:p>
      <text:p text:style-name="P2"><text:tab/> <text:s text:c="15"/>-aessasory</text:p>
      <text:p text:style-name="P2"><text:tab/><text:tab/> <text:s text:c="10"/>(belt,collar,blancket,food bowl,water bowl,Brush,Nail Clippers)</text:p>
      <text:p text:style-name="P2"/>
      <text:p text:style-name="P2"><text:tab/>--&gt; <text:span text:style-name="T1">pet heal</text:span><text:span text:style-name="T3">th</text:span></text:p>
      <text:p text:style-name="P2"><text:tab/><text:tab/>-<text:span text:style-name="T3">appoinment</text:span></text:p>
      <text:p text:style-name="P3"><text:tab/><text:tab/>-ype of eilness</text:p>
      <text:p text:style-name="P3"/>
      <text:p text:style-name="P3"><text:tab/>-type of doctor</text:p>
      <text:p text:style-name="P3"><text:tab/><text:tab/>(Veterinarian, animel specialist) </text:p>
      <text:p text:style-name="P3"><text:tab/><text:tab/></text:p>
      <text:p text:style-name="P3"><text:tab/>-treatment</text:p>
      <text:p text:style-name="P3"><text:tab/><text:tab/>(medicine,Orthopedic Care,Surgery,Emergency Care,)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1:01:01.285193376</meta:creation-date>
    <dc:date>2025-01-21T14:34:00.574641542</dc:date>
    <meta:editing-duration>PT10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52" meta:character-count="508" meta:non-whitespace-character-count="364"/>
  </office:meta>
</office:document-meta>
</file>